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abb" officeooo:paragraph-rsid="00155abb"/>
    </style:style>
    <style:style style:name="T1" style:family="text">
      <style:text-properties officeooo:rsid="00155a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eu pai --&gt; me influenciou pois ele sempre acreditou em mim, mesmo quando eu mesmo não acreditava</text:p>
      <text:p text:style-name="Standard">Vicente --&gt; foi a primeira pessoa que me mostrou que daria para sair do meu ramo de trabalho anterior, buscando algum tipo de satisfação que eu não encontrava ate entao</text:p>
      <text:p text:style-name="Standard">Nathercia --&gt; me chamou atenção para a necessidade de eu me valorizar mais, de eu saber escolher melhor quem eu queria ao meu lado, e que a culpa pelos meus percalços é só minha</text:p>
      <text:p text:style-name="Standard">Manoela --&gt; me valoriza por quem eu sou, e não pelo que tenho, e acredita em mim, acredita que no futuro eu poderei ajudar mais</text:p>
      <text:p text:style-name="Standard">Carolina --&gt; me despertou que o sucesso não é uma opção, é uma obrigação, pois pra ela ter mais oportunidades, eu tenho que ter sucesso</text:p>
      <text:p text:style-name="Standard"/>
      <text:p text:style-name="Standard"/>
      <text:p text:style-name="Standard"/>
      <text:p text:style-name="P1">AUTOLIDERANÇA</text:p>
      <text:p text:style-name="Standard"/>
      <text:p text:style-name="Standard"/>
      <text:p text:style-name="Standard">Se na sua lista consta o seu próprio nome, parabéns: você já entendeu que uma das principais influências da sua vida é você.</text:p>
      <text:p text:style-name="Standard">Mas se o seu nome não apareceu entre as pessoas listadas na primeira atividade, saiba que isso é muito comum: por vezes, nos esquecemos que nós somos a principal pessoa que influencia as nossas próprias vidas. Sobretudo a partir da fase adulta.</text:p>
      <text:p text:style-name="Standard">Isso tem a ver com um conceito que será fundamental na sua jornada como estudante aqui na Trybe. Trata-se da autoliderança:</text:p>
      <text:p text:style-name="Standard"/>
      <text:p text:style-name="Standard">https://www.youtube.com/watch?v=gZ54MuYP7VY</text:p>
      <text:p text:style-name="Standard"/>
      <text:p text:style-name="Standard">Como nós assistimos no vídeo acima, manter o nosso engajamento e motivação, inclusive nos estudos, depende da nossa postura. Para isso, nós precisamos:</text:p>
      <text:p text:style-name="Standard">1. Ser protagonistas: das decisões que tomamos e das consequências das nossas escolhas;</text:p>
      <text:p text:style-name="Standard">2. Fazer um planejamento: isso é, saber onde estamos e aonde queremos chegar;</text:p>
      <text:p text:style-name="Standard">3. Desenvolver o autocontrole: precisamos ter disciplina e parar de nos punir quando erramos ou não conseguimos fazer algo. No lugar disso, devemos cultivar comportamentos que favoreçam a auto-observação e nos ajudem a bater as nossas metas pessoais e profissionais.</text:p>
      <text:p text:style-name="Standard"/>
      <text:p text:style-name="Standard"/>
      <text:p text:style-name="Standard"/>
      <text:p text:style-name="Standard"/>
      <text:p text:style-name="Standard">AutoGestão</text:p>
      <text:p text:style-name="Standard">responsabilidade →<text:span text:style-name="T1"> </text:span>capacidade de cuidarmos da realização de nossas <text:span text:style-name="T1">tarefas, cumprindo os compromissos assumidos, mesmo quando é dificil para nós, pra isso é necessario uma postura de comprometimento com o todo, para alem de nossos interesses individuais</text:span></text:p>
      <text:p text:style-name="Standard">organização →<text:span text:style-name="T1"> é a competencia para coordenar seu tempo em relação as suas atividades, bem como se planejar para o futuro</text:span></text:p>
      <text:p text:style-name="Standard">foco →<text:span text:style-name="T1"> consiste em conseguir selecionar e direcionar toda a nossa atenção apenas aos estimulos que julgamos importantes para a realização <text:s/>da tarefa com a qual estamos envolvidos, evitando frustrações</text:span></text:p>
      <text:p text:style-name="Standard">persistência →<text:span text:style-name="T1"> é a capacidade de se esforçar para completar tarefas, sem procrastinar ou desistir quando obstáculos aparecem</text:span></text:p>
      <text:p text:style-name="Standard">determinação →<text:span text:style-name="T1"> conseguir estabelecer objetivos claros, e ter ambição e motivação para executá-los, ou seja, se entregar plenamente no que for preciso para conseguir realizar as tarefas ou projetos, não se limitando a fazer apenas o mínimo que se esper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4:02:01.437713416</meta:creation-date>
    <dc:date>2022-01-24T14:47:48.035682103</dc:date>
    <meta:editing-duration>PT35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460" meta:character-count="2791" meta:non-whitespace-character-count="2355"/>
  </office:meta>
</office:document-meta>
</file>